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81.3pt"/>
    </style:style>
    <style:style style:name="co3" style:family="table-column">
      <style:table-column-properties fo:break-before="auto" style:column-width="123.76pt"/>
    </style:style>
    <style:style style:name="co4" style:family="table-column">
      <style:table-column-properties fo:break-before="auto" style:column-width="112.14pt"/>
    </style:style>
    <style:style style:name="co5" style:family="table-column">
      <style:table-column-properties fo:break-before="auto" style:column-width="122.94pt"/>
    </style:style>
    <style:style style:name="co6" style:family="table-column">
      <style:table-column-properties fo:break-before="auto" style:column-width="117.55pt"/>
    </style:style>
    <style:style style:name="co7" style:family="table-column">
      <style:table-column-properties fo:break-before="auto" style:column-width="111.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queue-results2" table:style-name="ta1">
        <table:shapes>
          <draw:frame draw:z-index="0" draw:style-name="gr1" draw:text-style-name="P1" svg:width="849.88pt" svg:height="364.42pt" svg:x="4.65pt" svg:y="200.27pt">
            <draw:object draw:notify-on-update-of-ranges="'queue-results2'.A1:'queue-results2'.A1 'queue-results2'.A2:'queue-results2'.A15 'queue-results2'.B1:'queue-results2'.B1 'queue-results2'.B2:'queue-results2'.B15 'queue-results2'.C1:'queue-results2'.C1 'queue-results2'.C2:'queue-results2'.C15 'queue-results2'.D1:'queue-results2'.D1 'queue-results2'.D2:'queue-results2'.D15 'queue-results2'.E1:'queue-results2'.E1 'queue-results2'.E2:'queue-results2'.E15 'queue-results2'.F1:'queue-results2'.F1 'queue-results2'.F2:'queue-results2'.F15 'queue-results2'.G1:'queue-results2'.G1 'queue-results2'.G2:'queue-results2'.G15 'queue-results2'.H1:'queue-results2'.H1 'queue-results2'.H2:'queue-results2'.H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hreads cnt</text:p>
          </table:table-cell>
          <table:table-cell office:value-type="string" calcext:value-type="string">
            <text:p>lock-free queue"</text:p>
          </table:table-cell>
          <table:table-cell office:value-type="string" calcext:value-type="string">
            <text:p>lock-free queue with pool"</text:p>
          </table:table-cell>
          <table:table-cell office:value-type="string" calcext:value-type="string">
            <text:p>boost::lockfree::queue"</text:p>
          </table:table-cell>
          <table:table-cell office:value-type="string" calcext:value-type="string">
            <text:p>cds::container::msqueue"</text:p>
          </table:table-cell>
          <table:table-cell office:value-type="string" calcext:value-type="string">
            <text:p>cds::container::fcqueue"</text:p>
          </table:table-cell>
          <table:table-cell office:value-type="string" calcext:value-type="string">
            <text:p>std::queue with mutex"</text:p>
          </table:table-cell>
          <table:table-cell office:value-type="string" calcext:value-type="string">
            <text:p>std::queue with spin-lock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4080" calcext:value-type="float">
            <text:p>1974080</text:p>
          </table:table-cell>
          <table:table-cell office:value-type="float" office:value="7735230" calcext:value-type="float">
            <text:p>7735230</text:p>
          </table:table-cell>
          <table:table-cell office:value-type="float" office:value="6693660" calcext:value-type="float">
            <text:p>6693660</text:p>
          </table:table-cell>
          <table:table-cell office:value-type="float" office:value="2078560" calcext:value-type="float">
            <text:p>2078560</text:p>
          </table:table-cell>
          <table:table-cell office:value-type="float" office:value="5175660" calcext:value-type="float">
            <text:p>5175660</text:p>
          </table:table-cell>
          <table:table-cell office:value-type="float" office:value="7428610" calcext:value-type="float">
            <text:p>7428610</text:p>
          </table:table-cell>
          <table:table-cell office:value-type="float" office:value="8203980" calcext:value-type="float">
            <text:p>82039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8830" calcext:value-type="float">
            <text:p>2058830</text:p>
          </table:table-cell>
          <table:table-cell office:value-type="float" office:value="5212150" calcext:value-type="float">
            <text:p>5212150</text:p>
          </table:table-cell>
          <table:table-cell office:value-type="float" office:value="1496520" calcext:value-type="float">
            <text:p>1496520</text:p>
          </table:table-cell>
          <table:table-cell office:value-type="float" office:value="1600160" calcext:value-type="float">
            <text:p>1600160</text:p>
          </table:table-cell>
          <table:table-cell office:value-type="float" office:value="4427590" calcext:value-type="float">
            <text:p>4427590</text:p>
          </table:table-cell>
          <table:table-cell office:value-type="float" office:value="2206590" calcext:value-type="float">
            <text:p>2206590</text:p>
          </table:table-cell>
          <table:table-cell office:value-type="float" office:value="6410530" calcext:value-type="float">
            <text:p>64105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9690" calcext:value-type="float">
            <text:p>1809690</text:p>
          </table:table-cell>
          <table:table-cell office:value-type="float" office:value="4359120" calcext:value-type="float">
            <text:p>4359120</text:p>
          </table:table-cell>
          <table:table-cell office:value-type="float" office:value="2033690" calcext:value-type="float">
            <text:p>2033690</text:p>
          </table:table-cell>
          <table:table-cell office:value-type="float" office:value="1737210" calcext:value-type="float">
            <text:p>1737210</text:p>
          </table:table-cell>
          <table:table-cell office:value-type="float" office:value="4336810" calcext:value-type="float">
            <text:p>4336810</text:p>
          </table:table-cell>
          <table:table-cell office:value-type="float" office:value="2697680" calcext:value-type="float">
            <text:p>2697680</text:p>
          </table:table-cell>
          <table:table-cell office:value-type="float" office:value="5727150" calcext:value-type="float">
            <text:p>57271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35840" calcext:value-type="float">
            <text:p>1735840</text:p>
          </table:table-cell>
          <table:table-cell office:value-type="float" office:value="3866320" calcext:value-type="float">
            <text:p>3866320</text:p>
          </table:table-cell>
          <table:table-cell office:value-type="float" office:value="2833800" calcext:value-type="float">
            <text:p>2833800</text:p>
          </table:table-cell>
          <table:table-cell office:value-type="float" office:value="2791770" calcext:value-type="float">
            <text:p>2791770</text:p>
          </table:table-cell>
          <table:table-cell office:value-type="float" office:value="4316840" calcext:value-type="float">
            <text:p>4316840</text:p>
          </table:table-cell>
          <table:table-cell office:value-type="float" office:value="2725560" calcext:value-type="float">
            <text:p>2725560</text:p>
          </table:table-cell>
          <table:table-cell office:value-type="float" office:value="5814920" calcext:value-type="float">
            <text:p>58149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18860" calcext:value-type="float">
            <text:p>1618860</text:p>
          </table:table-cell>
          <table:table-cell office:value-type="float" office:value="3664260" calcext:value-type="float">
            <text:p>3664260</text:p>
          </table:table-cell>
          <table:table-cell office:value-type="float" office:value="2947990" calcext:value-type="float">
            <text:p>2947990</text:p>
          </table:table-cell>
          <table:table-cell office:value-type="float" office:value="2756670" calcext:value-type="float">
            <text:p>2756670</text:p>
          </table:table-cell>
          <table:table-cell office:value-type="float" office:value="4280550" calcext:value-type="float">
            <text:p>4280550</text:p>
          </table:table-cell>
          <table:table-cell office:value-type="float" office:value="2986530" calcext:value-type="float">
            <text:p>2986530</text:p>
          </table:table-cell>
          <table:table-cell office:value-type="float" office:value="4700570" calcext:value-type="float">
            <text:p>470057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09240" calcext:value-type="float">
            <text:p>1609240</text:p>
          </table:table-cell>
          <table:table-cell office:value-type="float" office:value="3264330" calcext:value-type="float">
            <text:p>3264330</text:p>
          </table:table-cell>
          <table:table-cell office:value-type="float" office:value="2951100" calcext:value-type="float">
            <text:p>2951100</text:p>
          </table:table-cell>
          <table:table-cell office:value-type="float" office:value="2536260" calcext:value-type="float">
            <text:p>2536260</text:p>
          </table:table-cell>
          <table:table-cell office:value-type="float" office:value="4067200" calcext:value-type="float">
            <text:p>4067200</text:p>
          </table:table-cell>
          <table:table-cell office:value-type="float" office:value="2688110" calcext:value-type="float">
            <text:p>2688110</text:p>
          </table:table-cell>
          <table:table-cell office:value-type="float" office:value="3282350" calcext:value-type="float">
            <text:p>32823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25871" calcext:value-type="float">
            <text:p>925871</text:p>
          </table:table-cell>
          <table:table-cell office:value-type="float" office:value="2644180" calcext:value-type="float">
            <text:p>2644180</text:p>
          </table:table-cell>
          <table:table-cell office:value-type="float" office:value="2811080" calcext:value-type="float">
            <text:p>2811080</text:p>
          </table:table-cell>
          <table:table-cell office:value-type="float" office:value="2425620" calcext:value-type="float">
            <text:p>2425620</text:p>
          </table:table-cell>
          <table:table-cell office:value-type="float" office:value="3817510" calcext:value-type="float">
            <text:p>3817510</text:p>
          </table:table-cell>
          <table:table-cell office:value-type="float" office:value="2434890" calcext:value-type="float">
            <text:p>2434890</text:p>
          </table:table-cell>
          <table:table-cell office:value-type="float" office:value="2864640" calcext:value-type="float">
            <text:p>286464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92014" calcext:value-type="float">
            <text:p>892014</text:p>
          </table:table-cell>
          <table:table-cell office:value-type="float" office:value="2253810" calcext:value-type="float">
            <text:p>2253810</text:p>
          </table:table-cell>
          <table:table-cell office:value-type="float" office:value="2568800" calcext:value-type="float">
            <text:p>2568800</text:p>
          </table:table-cell>
          <table:table-cell office:value-type="float" office:value="2256190" calcext:value-type="float">
            <text:p>2256190</text:p>
          </table:table-cell>
          <table:table-cell office:value-type="float" office:value="3704060" calcext:value-type="float">
            <text:p>3704060</text:p>
          </table:table-cell>
          <table:table-cell office:value-type="float" office:value="2588140" calcext:value-type="float">
            <text:p>2588140</text:p>
          </table:table-cell>
          <table:table-cell office:value-type="float" office:value="2465430" calcext:value-type="float">
            <text:p>246543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16328" calcext:value-type="float">
            <text:p>716328</text:p>
          </table:table-cell>
          <table:table-cell office:value-type="float" office:value="2031480" calcext:value-type="float">
            <text:p>2031480</text:p>
          </table:table-cell>
          <table:table-cell office:value-type="float" office:value="2203810" calcext:value-type="float">
            <text:p>2203810</text:p>
          </table:table-cell>
          <table:table-cell office:value-type="float" office:value="1791950" calcext:value-type="float">
            <text:p>1791950</text:p>
          </table:table-cell>
          <table:table-cell office:value-type="float" office:value="3438770" calcext:value-type="float">
            <text:p>3438770</text:p>
          </table:table-cell>
          <table:table-cell office:value-type="float" office:value="2472520" calcext:value-type="float">
            <text:p>2472520</text:p>
          </table:table-cell>
          <table:table-cell office:value-type="float" office:value="2378430" calcext:value-type="float">
            <text:p>237843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56834" calcext:value-type="float">
            <text:p>756834</text:p>
          </table:table-cell>
          <table:table-cell office:value-type="float" office:value="1877640" calcext:value-type="float">
            <text:p>1877640</text:p>
          </table:table-cell>
          <table:table-cell office:value-type="float" office:value="2142800" calcext:value-type="float">
            <text:p>2142800</text:p>
          </table:table-cell>
          <table:table-cell office:value-type="float" office:value="1364120" calcext:value-type="float">
            <text:p>1364120</text:p>
          </table:table-cell>
          <table:table-cell office:value-type="float" office:value="3240660" calcext:value-type="float">
            <text:p>3240660</text:p>
          </table:table-cell>
          <table:table-cell office:value-type="float" office:value="2370500" calcext:value-type="float">
            <text:p>2370500</text:p>
          </table:table-cell>
          <table:table-cell office:value-type="float" office:value="2207570" calcext:value-type="float">
            <text:p>220757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79994" calcext:value-type="float">
            <text:p>579994</text:p>
          </table:table-cell>
          <table:table-cell office:value-type="float" office:value="1763590" calcext:value-type="float">
            <text:p>1763590</text:p>
          </table:table-cell>
          <table:table-cell office:value-type="float" office:value="1650190" calcext:value-type="float">
            <text:p>1650190</text:p>
          </table:table-cell>
          <table:table-cell office:value-type="float" office:value="1576070" calcext:value-type="float">
            <text:p>1576070</text:p>
          </table:table-cell>
          <table:table-cell office:value-type="float" office:value="3090080" calcext:value-type="float">
            <text:p>3090080</text:p>
          </table:table-cell>
          <table:table-cell office:value-type="float" office:value="2296330" calcext:value-type="float">
            <text:p>2296330</text:p>
          </table:table-cell>
          <table:table-cell office:value-type="float" office:value="2094280" calcext:value-type="float">
            <text:p>209428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70572" calcext:value-type="float">
            <text:p>570572</text:p>
          </table:table-cell>
          <table:table-cell office:value-type="float" office:value="1694810" calcext:value-type="float">
            <text:p>1694810</text:p>
          </table:table-cell>
          <table:table-cell office:value-type="float" office:value="2039150" calcext:value-type="float">
            <text:p>2039150</text:p>
          </table:table-cell>
          <table:table-cell office:value-type="float" office:value="1477860" calcext:value-type="float">
            <text:p>1477860</text:p>
          </table:table-cell>
          <table:table-cell office:value-type="float" office:value="3101140" calcext:value-type="float">
            <text:p>3101140</text:p>
          </table:table-cell>
          <table:table-cell office:value-type="float" office:value="2086810" calcext:value-type="float">
            <text:p>2086810</text:p>
          </table:table-cell>
          <table:table-cell office:value-type="float" office:value="2099950" calcext:value-type="float">
            <text:p>209995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03608" calcext:value-type="float">
            <text:p>603608</text:p>
          </table:table-cell>
          <table:table-cell office:value-type="float" office:value="1635130" calcext:value-type="float">
            <text:p>1635130</text:p>
          </table:table-cell>
          <table:table-cell office:value-type="float" office:value="1712960" calcext:value-type="float">
            <text:p>1712960</text:p>
          </table:table-cell>
          <table:table-cell office:value-type="float" office:value="1423400" calcext:value-type="float">
            <text:p>1423400</text:p>
          </table:table-cell>
          <table:table-cell office:value-type="float" office:value="2882750" calcext:value-type="float">
            <text:p>2882750</text:p>
          </table:table-cell>
          <table:table-cell office:value-type="float" office:value="1785940" calcext:value-type="float">
            <text:p>1785940</text:p>
          </table:table-cell>
          <table:table-cell office:value-type="float" office:value="1977050" calcext:value-type="float">
            <text:p>197705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94363" calcext:value-type="float">
            <text:p>494363</text:p>
          </table:table-cell>
          <table:table-cell office:value-type="float" office:value="1536950" calcext:value-type="float">
            <text:p>1536950</text:p>
          </table:table-cell>
          <table:table-cell office:value-type="float" office:value="1221550" calcext:value-type="float">
            <text:p>1221550</text:p>
          </table:table-cell>
          <table:table-cell office:value-type="float" office:value="1161320" calcext:value-type="float">
            <text:p>1161320</text:p>
          </table:table-cell>
          <table:table-cell office:value-type="float" office:value="2665690" calcext:value-type="float">
            <text:p>2665690</text:p>
          </table:table-cell>
          <table:table-cell office:value-type="float" office:value="1684320" calcext:value-type="float">
            <text:p>1684320</text:p>
          </table:table-cell>
          <table:table-cell office:value-type="float" office:value="2038010" calcext:value-type="float">
            <text:p>20380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2T12:24:19.514014405</dc:date>
    <meta:editing-duration>PT40S</meta:editing-duration>
    <meta:editing-cycles>1</meta:editing-cycles>
    <meta:document-statistic meta:table-count="1" meta:cell-count="120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983cm" svg:height="12.857cm" xlink:href=".." xlink:type="simple" chart:class="chart:line" chart:style-name="ch1">
        <chart:legend chart:legend-position="end" svg:x="24.697cm" svg:y="4.386cm" style:legend-expansion="high" chart:style-name="ch2"/>
        <chart:plot-area chart:style-name="ch3" table:cell-range-address="'queue-results2'.A1:'queue-results2'.H15" chart:data-source-has-labels="row" svg:x="0.599cm" svg:y="0.257cm" svg:width="23.499cm" svg:height="12.343cm">
          <chartooo:coordinate-region svg:x="2.146cm" svg:y="0.456cm" svg:width="21.765cm" svg:height="11.4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queue-results2'.A2:'queue-results2'.A15" chart:label-cell-address="'queue-results2'.A1:'queue-results2'.A1" chart:class="chart:line">
            <chart:data-point chart:repeated="14"/>
          </chart:series>
          <chart:series chart:style-name="ch7" chart:values-cell-range-address="'queue-results2'.B2:'queue-results2'.B15" chart:label-cell-address="'queue-results2'.B1:'queue-results2'.B1" chart:class="chart:line">
            <chart:data-point chart:repeated="14"/>
          </chart:series>
          <chart:series chart:style-name="ch8" chart:values-cell-range-address="'queue-results2'.C2:'queue-results2'.C15" chart:label-cell-address="'queue-results2'.C1:'queue-results2'.C1" chart:class="chart:line">
            <chart:data-point chart:repeated="14"/>
          </chart:series>
          <chart:series chart:style-name="ch9" chart:values-cell-range-address="'queue-results2'.D2:'queue-results2'.D15" chart:label-cell-address="'queue-results2'.D1:'queue-results2'.D1" chart:class="chart:line">
            <chart:data-point chart:repeated="14"/>
          </chart:series>
          <chart:series chart:style-name="ch10" chart:values-cell-range-address="'queue-results2'.E2:'queue-results2'.E15" chart:label-cell-address="'queue-results2'.E1:'queue-results2'.E1" chart:class="chart:line">
            <chart:data-point chart:repeated="14"/>
          </chart:series>
          <chart:series chart:style-name="ch11" chart:values-cell-range-address="'queue-results2'.F2:'queue-results2'.F15" chart:label-cell-address="'queue-results2'.F1:'queue-results2'.F1" chart:class="chart:line">
            <chart:data-point chart:repeated="14"/>
          </chart:series>
          <chart:series chart:style-name="ch12" chart:values-cell-range-address="'queue-results2'.G2:'queue-results2'.G15" chart:label-cell-address="'queue-results2'.G1:'queue-results2'.G1" chart:class="chart:line">
            <chart:data-point chart:repeated="14"/>
          </chart:series>
          <chart:series chart:style-name="ch13" chart:values-cell-range-address="'queue-results2'.H2:'queue-results2'.H15" chart:label-cell-address="'queue-results2'.H1:'queue-results2'.H1" chart:class="chart:line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 cnt</text:p>
                <draw:g>
                  <svg:desc>'queue-results2'.A1:'queue-results2'.A1</svg:desc>
                </draw:g>
              </table:table-cell>
              <table:table-cell office:value-type="string">
                <text:p>lock-free queue"</text:p>
                <draw:g>
                  <svg:desc>'queue-results2'.B1:'queue-results2'.B1</svg:desc>
                </draw:g>
              </table:table-cell>
              <table:table-cell office:value-type="string">
                <text:p>lock-free queue with pool"</text:p>
                <draw:g>
                  <svg:desc>'queue-results2'.C1:'queue-results2'.C1</svg:desc>
                </draw:g>
              </table:table-cell>
              <table:table-cell office:value-type="string">
                <text:p>boost::lockfree::queue"</text:p>
                <draw:g>
                  <svg:desc>'queue-results2'.D1:'queue-results2'.D1</svg:desc>
                </draw:g>
              </table:table-cell>
              <table:table-cell office:value-type="string">
                <text:p>cds::container::msqueue"</text:p>
                <draw:g>
                  <svg:desc>'queue-results2'.E1:'queue-results2'.E1</svg:desc>
                </draw:g>
              </table:table-cell>
              <table:table-cell office:value-type="string">
                <text:p>cds::container::fcqueue"</text:p>
                <draw:g>
                  <svg:desc>'queue-results2'.F1:'queue-results2'.F1</svg:desc>
                </draw:g>
              </table:table-cell>
              <table:table-cell office:value-type="string">
                <text:p>std::queue with mutex"</text:p>
                <draw:g>
                  <svg:desc>'queue-results2'.G1:'queue-results2'.G1</svg:desc>
                </draw:g>
              </table:table-cell>
              <table:table-cell office:value-type="string">
                <text:p>std::queue with spin-lock"</text:p>
                <draw:g>
                  <svg:desc>'queue-results2'.H1:'queue-results2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queue-results2'.A2:'queue-results2'.A15</svg:desc>
                </draw:g>
              </table:table-cell>
              <table:table-cell office:value-type="float" office:value="1974080">
                <text:p>1974080</text:p>
                <draw:g>
                  <svg:desc>'queue-results2'.B2:'queue-results2'.B15</svg:desc>
                </draw:g>
              </table:table-cell>
              <table:table-cell office:value-type="float" office:value="7735230">
                <text:p>7735230</text:p>
                <draw:g>
                  <svg:desc>'queue-results2'.C2:'queue-results2'.C15</svg:desc>
                </draw:g>
              </table:table-cell>
              <table:table-cell office:value-type="float" office:value="6693660">
                <text:p>6693660</text:p>
                <draw:g>
                  <svg:desc>'queue-results2'.D2:'queue-results2'.D15</svg:desc>
                </draw:g>
              </table:table-cell>
              <table:table-cell office:value-type="float" office:value="2078560">
                <text:p>2078560</text:p>
                <draw:g>
                  <svg:desc>'queue-results2'.E2:'queue-results2'.E15</svg:desc>
                </draw:g>
              </table:table-cell>
              <table:table-cell office:value-type="float" office:value="5175660">
                <text:p>5175660</text:p>
                <draw:g>
                  <svg:desc>'queue-results2'.F2:'queue-results2'.F15</svg:desc>
                </draw:g>
              </table:table-cell>
              <table:table-cell office:value-type="float" office:value="7428610">
                <text:p>7428610</text:p>
                <draw:g>
                  <svg:desc>'queue-results2'.G2:'queue-results2'.G15</svg:desc>
                </draw:g>
              </table:table-cell>
              <table:table-cell office:value-type="float" office:value="8203980">
                <text:p>8203980</text:p>
                <draw:g>
                  <svg:desc>'queue-results2'.H2:'queue-results2'.H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058830">
                <text:p>2058830</text:p>
              </table:table-cell>
              <table:table-cell office:value-type="float" office:value="5212150">
                <text:p>5212150</text:p>
              </table:table-cell>
              <table:table-cell office:value-type="float" office:value="1496520">
                <text:p>1496520</text:p>
              </table:table-cell>
              <table:table-cell office:value-type="float" office:value="1600160">
                <text:p>1600160</text:p>
              </table:table-cell>
              <table:table-cell office:value-type="float" office:value="4427590">
                <text:p>4427590</text:p>
              </table:table-cell>
              <table:table-cell office:value-type="float" office:value="2206590">
                <text:p>2206590</text:p>
              </table:table-cell>
              <table:table-cell office:value-type="float" office:value="6410530">
                <text:p>64105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809690">
                <text:p>1809690</text:p>
              </table:table-cell>
              <table:table-cell office:value-type="float" office:value="4359120">
                <text:p>4359120</text:p>
              </table:table-cell>
              <table:table-cell office:value-type="float" office:value="2033690">
                <text:p>2033690</text:p>
              </table:table-cell>
              <table:table-cell office:value-type="float" office:value="1737210">
                <text:p>1737210</text:p>
              </table:table-cell>
              <table:table-cell office:value-type="float" office:value="4336810">
                <text:p>4336810</text:p>
              </table:table-cell>
              <table:table-cell office:value-type="float" office:value="2697680">
                <text:p>2697680</text:p>
              </table:table-cell>
              <table:table-cell office:value-type="float" office:value="5727150">
                <text:p>57271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735840">
                <text:p>1735840</text:p>
              </table:table-cell>
              <table:table-cell office:value-type="float" office:value="3866320">
                <text:p>3866320</text:p>
              </table:table-cell>
              <table:table-cell office:value-type="float" office:value="2833800">
                <text:p>2833800</text:p>
              </table:table-cell>
              <table:table-cell office:value-type="float" office:value="2791770">
                <text:p>2791770</text:p>
              </table:table-cell>
              <table:table-cell office:value-type="float" office:value="4316840">
                <text:p>4316840</text:p>
              </table:table-cell>
              <table:table-cell office:value-type="float" office:value="2725560">
                <text:p>2725560</text:p>
              </table:table-cell>
              <table:table-cell office:value-type="float" office:value="5814920">
                <text:p>58149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618860">
                <text:p>1618860</text:p>
              </table:table-cell>
              <table:table-cell office:value-type="float" office:value="3664260">
                <text:p>3664260</text:p>
              </table:table-cell>
              <table:table-cell office:value-type="float" office:value="2947990">
                <text:p>2947990</text:p>
              </table:table-cell>
              <table:table-cell office:value-type="float" office:value="2756670">
                <text:p>2756670</text:p>
              </table:table-cell>
              <table:table-cell office:value-type="float" office:value="4280550">
                <text:p>4280550</text:p>
              </table:table-cell>
              <table:table-cell office:value-type="float" office:value="2986530">
                <text:p>2986530</text:p>
              </table:table-cell>
              <table:table-cell office:value-type="float" office:value="4700570">
                <text:p>47005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">
                <text:p>41</text:p>
              </table:table-cell>
              <table:table-cell office:value-type="float" office:value="1609240">
                <text:p>1609240</text:p>
              </table:table-cell>
              <table:table-cell office:value-type="float" office:value="3264330">
                <text:p>3264330</text:p>
              </table:table-cell>
              <table:table-cell office:value-type="float" office:value="2951100">
                <text:p>2951100</text:p>
              </table:table-cell>
              <table:table-cell office:value-type="float" office:value="2536260">
                <text:p>2536260</text:p>
              </table:table-cell>
              <table:table-cell office:value-type="float" office:value="4067200">
                <text:p>4067200</text:p>
              </table:table-cell>
              <table:table-cell office:value-type="float" office:value="2688110">
                <text:p>2688110</text:p>
              </table:table-cell>
              <table:table-cell office:value-type="float" office:value="3282350">
                <text:p>32823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925871">
                <text:p>925871</text:p>
              </table:table-cell>
              <table:table-cell office:value-type="float" office:value="2644180">
                <text:p>2644180</text:p>
              </table:table-cell>
              <table:table-cell office:value-type="float" office:value="2811080">
                <text:p>2811080</text:p>
              </table:table-cell>
              <table:table-cell office:value-type="float" office:value="2425620">
                <text:p>2425620</text:p>
              </table:table-cell>
              <table:table-cell office:value-type="float" office:value="3817510">
                <text:p>3817510</text:p>
              </table:table-cell>
              <table:table-cell office:value-type="float" office:value="2434890">
                <text:p>2434890</text:p>
              </table:table-cell>
              <table:table-cell office:value-type="float" office:value="2864640">
                <text:p>28646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">
                <text:p>89</text:p>
              </table:table-cell>
              <table:table-cell office:value-type="float" office:value="892014">
                <text:p>892014</text:p>
              </table:table-cell>
              <table:table-cell office:value-type="float" office:value="2253810">
                <text:p>2253810</text:p>
              </table:table-cell>
              <table:table-cell office:value-type="float" office:value="2568800">
                <text:p>2568800</text:p>
              </table:table-cell>
              <table:table-cell office:value-type="float" office:value="2256190">
                <text:p>2256190</text:p>
              </table:table-cell>
              <table:table-cell office:value-type="float" office:value="3704060">
                <text:p>3704060</text:p>
              </table:table-cell>
              <table:table-cell office:value-type="float" office:value="2588140">
                <text:p>2588140</text:p>
              </table:table-cell>
              <table:table-cell office:value-type="float" office:value="2465430">
                <text:p>24654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3">
                <text:p>113</text:p>
              </table:table-cell>
              <table:table-cell office:value-type="float" office:value="716328">
                <text:p>716328</text:p>
              </table:table-cell>
              <table:table-cell office:value-type="float" office:value="2031480">
                <text:p>2031480</text:p>
              </table:table-cell>
              <table:table-cell office:value-type="float" office:value="2203810">
                <text:p>2203810</text:p>
              </table:table-cell>
              <table:table-cell office:value-type="float" office:value="1791950">
                <text:p>1791950</text:p>
              </table:table-cell>
              <table:table-cell office:value-type="float" office:value="3438770">
                <text:p>3438770</text:p>
              </table:table-cell>
              <table:table-cell office:value-type="float" office:value="2472520">
                <text:p>2472520</text:p>
              </table:table-cell>
              <table:table-cell office:value-type="float" office:value="2378430">
                <text:p>23784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7">
                <text:p>137</text:p>
              </table:table-cell>
              <table:table-cell office:value-type="float" office:value="756834">
                <text:p>756834</text:p>
              </table:table-cell>
              <table:table-cell office:value-type="float" office:value="1877640">
                <text:p>1877640</text:p>
              </table:table-cell>
              <table:table-cell office:value-type="float" office:value="2142800">
                <text:p>2142800</text:p>
              </table:table-cell>
              <table:table-cell office:value-type="float" office:value="1364120">
                <text:p>1364120</text:p>
              </table:table-cell>
              <table:table-cell office:value-type="float" office:value="3240660">
                <text:p>3240660</text:p>
              </table:table-cell>
              <table:table-cell office:value-type="float" office:value="2370500">
                <text:p>2370500</text:p>
              </table:table-cell>
              <table:table-cell office:value-type="float" office:value="2207570">
                <text:p>22075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1">
                <text:p>161</text:p>
              </table:table-cell>
              <table:table-cell office:value-type="float" office:value="579994">
                <text:p>579994</text:p>
              </table:table-cell>
              <table:table-cell office:value-type="float" office:value="1763590">
                <text:p>1763590</text:p>
              </table:table-cell>
              <table:table-cell office:value-type="float" office:value="1650190">
                <text:p>1650190</text:p>
              </table:table-cell>
              <table:table-cell office:value-type="float" office:value="1576070">
                <text:p>1576070</text:p>
              </table:table-cell>
              <table:table-cell office:value-type="float" office:value="3090080">
                <text:p>3090080</text:p>
              </table:table-cell>
              <table:table-cell office:value-type="float" office:value="2296330">
                <text:p>2296330</text:p>
              </table:table-cell>
              <table:table-cell office:value-type="float" office:value="2094280">
                <text:p>20942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5">
                <text:p>185</text:p>
              </table:table-cell>
              <table:table-cell office:value-type="float" office:value="570572">
                <text:p>570572</text:p>
              </table:table-cell>
              <table:table-cell office:value-type="float" office:value="1694810">
                <text:p>1694810</text:p>
              </table:table-cell>
              <table:table-cell office:value-type="float" office:value="2039150">
                <text:p>2039150</text:p>
              </table:table-cell>
              <table:table-cell office:value-type="float" office:value="1477860">
                <text:p>1477860</text:p>
              </table:table-cell>
              <table:table-cell office:value-type="float" office:value="3101140">
                <text:p>3101140</text:p>
              </table:table-cell>
              <table:table-cell office:value-type="float" office:value="2086810">
                <text:p>2086810</text:p>
              </table:table-cell>
              <table:table-cell office:value-type="float" office:value="2099950">
                <text:p>20999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9">
                <text:p>209</text:p>
              </table:table-cell>
              <table:table-cell office:value-type="float" office:value="603608">
                <text:p>603608</text:p>
              </table:table-cell>
              <table:table-cell office:value-type="float" office:value="1635130">
                <text:p>1635130</text:p>
              </table:table-cell>
              <table:table-cell office:value-type="float" office:value="1712960">
                <text:p>1712960</text:p>
              </table:table-cell>
              <table:table-cell office:value-type="float" office:value="1423400">
                <text:p>1423400</text:p>
              </table:table-cell>
              <table:table-cell office:value-type="float" office:value="2882750">
                <text:p>2882750</text:p>
              </table:table-cell>
              <table:table-cell office:value-type="float" office:value="1785940">
                <text:p>1785940</text:p>
              </table:table-cell>
              <table:table-cell office:value-type="float" office:value="1977050">
                <text:p>19770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3">
                <text:p>233</text:p>
              </table:table-cell>
              <table:table-cell office:value-type="float" office:value="494363">
                <text:p>494363</text:p>
              </table:table-cell>
              <table:table-cell office:value-type="float" office:value="1536950">
                <text:p>1536950</text:p>
              </table:table-cell>
              <table:table-cell office:value-type="float" office:value="1221550">
                <text:p>1221550</text:p>
              </table:table-cell>
              <table:table-cell office:value-type="float" office:value="1161320">
                <text:p>1161320</text:p>
              </table:table-cell>
              <table:table-cell office:value-type="float" office:value="2665690">
                <text:p>2665690</text:p>
              </table:table-cell>
              <table:table-cell office:value-type="float" office:value="1684320">
                <text:p>1684320</text:p>
              </table:table-cell>
              <table:table-cell office:value-type="float" office:value="2038010">
                <text:p>20380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